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Utils.predicatedList( List list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tils.isEqualList( final Collection list1 , final Collection list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stUtils.unmodifiable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tils.typedList( List list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tils.fixedSize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tils.sum( final List list1 , final List lis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tils.synchronized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tils.union( final List list1 , final List lis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Utils.Lis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stUtils.transformedList( List lis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tils.subtract( final List list1 , final List list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Utils.lazyList( List list ,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tils.hashCodeForList( final Collection 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Utils.indexOf( List list , Predicate predic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Utils.removeAll( Collection collection , Collection remo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Utils.intersection( final List list1 , final List list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Utils.retainAll( Collection collection , Collection ret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